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31])" office:value-type="float" office:value="409.68" calcext:value-type="float">
            <text:p>409.6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5:.C51])" office:value-type="float" office:value="533.82" calcext:value-type="float">
            <text:p>533.82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5:.C62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5:.C69])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4:.C86])" office:value-type="float" office:value="2232.6" calcext:value-type="float">
            <text:p>22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8])" office:value-type="float" office:value="3653.66" calcext:value-type="float">
            <text:p>3653.66</text:p>
          </table:table-cell>
          <table:table-cell table:formula="of:=SUM([.D1:.D88])" office:value-type="float" office:value="3653.66" calcext:value-type="float">
            <text:p>3653.6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3:.C106])" office:value-type="float" office:value="-3743.13" calcext:value-type="float">
            <text:p>-3743.1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9];[.D107])" office:value-type="float" office:value="-89.4700000000007" calcext:value-type="float">
            <text:p>-89.4700000000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00-00-00</text:date>, <text:time style:data-style-name="N2" text:time-value="20:02:01.789394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0:40:17.418885445</dc:date>
    <meta:editing-duration>P1DT11H1M17S</meta:editing-duration>
    <meta:editing-cycles>226</meta:editing-cycles>
    <meta:generator>LibreOffice/6.0.7.3$Linux_X86_64 LibreOffice_project/00m0$Build-3</meta:generator>
    <meta:document-statistic meta:table-count="5" meta:cell-count="797" meta:object-count="0"/>
  </office:meta>
</office:document-meta>
</file>